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1.21pt"/>
    </style:style>
    <style:style style:name="co2" style:family="table-column">
      <style:table-column-properties fo:break-before="auto" style:column-width="72.5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chapter</text:p>
          </table:table-cell>
          <table:table-cell office:value-type="string" calcext:value-type="string">
            <text:p>species count</text:p>
          </table:table-cell>
          <table:table-cell office:value-type="string" calcext:value-type="string">
            <text:p>CVAT</text:p>
          </table:table-cell>
          <table:table-cell office:value-type="string" calcext:value-type="string">
            <text:p>Turkle</text:p>
          </table:table-cell>
        </table:table-row>
        <table:table-row table:style-name="ro1">
          <table:table-cell office:value-type="string" calcext:value-type="string">
            <text:p>dragonflies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hrips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ercopida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embracida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syllida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phida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europteroid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utterflies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hingida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phylinidae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ipericida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ida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aterridae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teromera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ambycidae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hribida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urculionidae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k beetle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isc coleoptera</text:p>
          </table:table-cell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ylopida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micidae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p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alictida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pulidae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licida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ypetidae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table:style-name="ce1" table:formula="of:=SUM([.B2:.B28])" office:value-type="float" office:value="370" calcext:value-type="float">
            <text:p>37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7">00/00/0000</text:date>, <text:time style:data-style-name="N2" text:time-value="06:03:54.1236497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5T08:03:12.184518676</meta:creation-date>
    <dc:date>2019-12-07T09:33:09.016392700</dc:date>
    <meta:editing-duration>PT3H14M9S</meta:editing-duration>
    <meta:editing-cycles>7</meta:editing-cycles>
    <meta:generator>LibreOffice/5.1.6.2$Linux_X86_64 LibreOffice_project/10m0$Build-2</meta:generator>
    <meta:document-statistic meta:table-count="1" meta:cell-count="79" meta:object-count="0"/>
  </office:meta>
</office:document-meta>
</file>